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1.8291in"/>
    </style:style>
    <style:style style:name="co5" style:family="table-column">
      <style:table-column-properties fo:break-before="auto" style:column-width="2.2709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2.5736in"/>
    </style:style>
    <style:style style:name="co8" style:family="table-column">
      <style:table-column-properties fo:break-before="auto" style:column-width="2.1071in"/>
    </style:style>
    <style:style style:name="co9" style:family="table-column">
      <style:table-column-properties fo:break-before="auto" style:column-width="3.2425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0.9138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1.4472in"/>
    </style:style>
    <style:style style:name="co14" style:family="table-column">
      <style:table-column-properties fo:break-before="auto" style:column-width="1.2693in"/>
    </style:style>
    <style:style style:name="co15" style:family="table-column">
      <style:table-column-properties fo:break-before="auto" style:column-width="1.1217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1736in"/>
    </style:style>
    <style:style style:name="co19" style:family="table-column">
      <style:table-column-properties fo:break-before="auto" style:column-width="0.9957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665in"/>
    </style:style>
    <style:style style:name="co22" style:family="table-column">
      <style:table-column-properties fo:break-before="auto" style:column-width="2.8445in"/>
    </style:style>
    <style:style style:name="co23" style:family="table-column">
      <style:table-column-properties fo:break-before="auto" style:column-width="1.8217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0898in"/>
    </style:style>
    <style:style style:name="co26" style:family="table-column">
      <style:table-column-properties fo:break-before="auto" style:column-width="2.3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Q3_20_2024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104"/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ptos Narrow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38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50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1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Q1 20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20.78" calcext:value-type="float">
            <text:p>20.78</text:p>
          </table:table-cell>
          <table:table-cell table:style-name="ce5" office:value-type="currency" office:currency="USD" office:value="17.19" calcext:value-type="currency">
            <text:p>$17.1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579.7" calcext:value-type="float">
            <text:p>579.7</text:p>
          </table:table-cell>
          <table:table-cell table:style-name="ce34" office:value-type="float" office:value="559.846443" calcext:value-type="float">
            <text:p>559.84644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office:value-type="float" office:value="11620" calcext:value-type="float">
            <text:p>11,620</text:p>
          </table:table-cell>
          <table:table-cell table:style-name="ce5" table:formula="of:=[.D3]*[.D2]" office:value-type="currency" office:currency="USD" office:value="9623.76035517" calcext:value-type="currency">
            <text:p>$9,623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float" office:value="188.7" calcext:value-type="float">
            <text:p>188.7</text:p>
          </table:table-cell>
          <table:table-cell office:value-type="float" office:value="151" calcext:value-type="float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2" office:value-type="float" office:value="8070" calcext:value-type="float">
            <text:p>8,070</text:p>
          </table:table-cell>
          <table:table-cell table:style-name="ce34" office:value-type="float" office:value="13545.8" calcext:value-type="float">
            <text:p>13545.8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calcext:value-type="string">
            <text:p>https://pages.stern.nyu.edu/~adamodar/New_Home_Page/valquestions/debttosubtract.htm</text:p>
          </table:table-cell>
          <table:table-cell office:value-type="string" calcext:value-type="string">
            <text:p>EV</text:p>
          </table:table-cell>
          <table:table-cell table:style-name="ce2" table:formula="of:=[.C4]+[.C6]-[.C5]" office:value-type="float" office:value="19501.3" calcext:value-type="float">
            <text:p>19,501</text:p>
          </table:table-cell>
          <table:table-cell table:style-name="ce5" table:formula="of:=[.D4]+[.D6]-[.D5]" office:value-type="currency" office:currency="USD" office:value="23018.56035517" calcext:value-type="currency">
            <text:p>$23,018.5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table:number-columns-repeated="7"/>
          <table:table-cell table:number-columns-repeated="16376"/>
        </table:table-row>
        <table:table-row table:style-name="ro1" table:number-rows-repeated="4">
          <table:table-cell/>
          <table:table-cell table:style-name="ce1"/>
          <table:table-cell table:style-name="ce3" table:number-columns-repeated="6"/>
          <table:table-cell table:number-columns-repeated="16376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nancials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M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Q3 2023</text:p>
          </table:table-cell>
          <table:table-cell office:value-type="string" calcext:value-type="string">
            <text:p>Q4 2023</text:p>
          </table:table-cell>
          <table:table-cell office:value-type="string" calcext:value-type="string">
            <text:p>Q1 2024</text:p>
          </table:table-cell>
          <table:table-cell office:value-type="string" calcext:value-type="string">
            <text:p>Q2 2024</text:p>
          </table:table-cell>
          <table:table-cell office:value-type="string" calcext:value-type="string">
            <text:p>Q3 2024</text:p>
          </table:table-cell>
          <table:table-cell office:value-type="string" calcext:value-type="string">
            <text:p>Q4 2024</text:p>
          </table:table-cell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Perishables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resh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harmacy</text:p>
          </table:table-cell>
          <table:table-cell table:style-name="ce38"/>
          <table:table-cell table:number-columns-repeated="3"/>
          <table:table-cell table:style-name="ce38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uel</text:p>
          </table:table-cell>
          <table:table-cell table:style-name="ce37"/>
          <table:table-cell table:number-columns-repeated="3"/>
          <table:table-cell table:style-name="ce38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Other</text:p>
          </table:table-cell>
          <table:table-cell table:style-name="ce39"/>
          <table:table-cell table:number-columns-repeated="3"/>
          <table:table-cell table:style-name="ce39"/>
          <table:table-cell table:number-columns-repeated="16377"/>
        </table:table-row>
        <table:table-row table:style-name="ro3">
          <table:table-cell/>
          <table:table-cell table:style-name="ce36" office:value-type="string" calcext:value-type="string">
            <text:p>Revenue</text:p>
          </table:table-cell>
          <table:table-cell table:style-name="ce37" office:value-type="float" office:value="18557.3" calcext:value-type="float">
            <text:p>18557.30</text:p>
          </table:table-cell>
          <table:table-cell table:number-columns-repeated="2"/>
          <table:table-cell office:value-type="float" office:value="18551.5" calcext:value-type="float">
            <text:p>18551.5</text:p>
          </table:table-cell>
          <table:table-cell table:style-name="ce37" office:value-type="float" office:value="18774.5" calcext:value-type="float">
            <text:p>18774.50</text:p>
          </table:table-cell>
          <table:table-cell office:value-type="float" office:value="18799.5" calcext:value-type="float">
            <text:p>18799.5</text:p>
          </table:table-cell>
          <table:table-cell table:style-name="ce34" office:value-type="float" office:value="24880.8" calcext:value-type="float">
            <text:p>24880.8</text:p>
          </table:table-cell>
          <table:table-cell office:value-type="float" office:value="18915.8" calcext:value-type="float">
            <text:p>18915.8</text:p>
          </table:table-cell>
          <table:table-cell office:value-type="float" office:value="19123.7" calcext:value-type="float">
            <text:p>19123.7</text:p>
          </table:table-cell>
          <table:table-cell office:value-type="float" office:value="20252.2" calcext:value-type="float">
            <text:p>20252.2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COGS</text:p>
          </table:table-cell>
          <table:table-cell table:style-name="ce40"/>
          <table:table-cell table:number-columns-repeated="2"/>
          <table:table-cell office:value-type="float" office:value="13430.2" calcext:value-type="float">
            <text:p>13430.2</text:p>
          </table:table-cell>
          <table:table-cell table:style-name="ce40"/>
          <table:table-cell office:value-type="float" office:value="13650.5" calcext:value-type="float">
            <text:p>13650.5</text:p>
          </table:table-cell>
          <table:table-cell table:style-name="ce34" office:value-type="float" office:value="18142.5" calcext:value-type="float">
            <text:p>18142.5</text:p>
          </table:table-cell>
          <table:table-cell table:style-name="ce53" office:value-type="float" office:value="13809.2" calcext:value-type="float">
            <text:p>13809.20</text:p>
          </table:table-cell>
          <table:table-cell office:value-type="float" office:value="13874.9" calcext:value-type="float">
            <text:p>13874.9</text:p>
          </table:table-cell>
          <table:table-cell office:value-type="float" office:value="14739.2" calcext:value-type="float">
            <text:p>14739.2</text:p>
          </table:table-cell>
          <table:table-cell table:number-columns-repeated="16372"/>
        </table:table-row>
        <table:table-row table:style-name="ro5">
          <table:table-cell/>
          <table:table-cell office:value-type="string" calcext:value-type="string">
            <text:p>Gross Margin</text:p>
          </table:table-cell>
          <table:table-cell table:style-name="ce41" office:value-type="string" calcext:value-type="string">
            <text:p>5,197.3<text:span text:style-name="T1"> </text:span></text:p>
          </table:table-cell>
          <table:table-cell table:number-columns-repeated="2"/>
          <table:table-cell table:formula="of:=[.F9]-[.F10]" office:value-type="float" office:value="5121.3" calcext:value-type="float">
            <text:p>5121.3</text:p>
          </table:table-cell>
          <table:table-cell table:style-name="ce46" office:value-type="float" office:value="5246.4" calcext:value-type="float">
            <text:p>5,246.40</text:p>
          </table:table-cell>
          <table:table-cell table:formula="of:=[.H9]-[.H10]" office:value-type="float" office:value="5149" calcext:value-type="float">
            <text:p>5149</text:p>
          </table:table-cell>
          <table:table-cell table:formula="of:=[.I9]-[.I10]" office:value-type="float" office:value="6738.3" calcext:value-type="float">
            <text:p>6738.3</text:p>
          </table:table-cell>
          <table:table-cell table:formula="of:=[.J9]-[.J10]" office:value-type="float" office:value="5106.6" calcext:value-type="float">
            <text:p>5106.6</text:p>
          </table:table-cell>
          <table:table-cell table:formula="of:=[.K9]-[.K10]" office:value-type="float" office:value="5248.8" calcext:value-type="float">
            <text:p>5248.8</text:p>
          </table:table-cell>
          <table:table-cell table:formula="of:=[.L9]-[.L10]" office:value-type="float" office:value="5513" calcext:value-type="float">
            <text:p>5513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Selling and administrative expenses</text:p>
          </table:table-cell>
          <table:table-cell table:style-name="ce42" office:value-type="float" office:value="4607.3" calcext:value-type="float">
            <text:p>4,607.30</text:p>
          </table:table-cell>
          <table:table-cell table:number-columns-repeated="2"/>
          <table:table-cell office:value-type="float" office:value="4785.4" calcext:value-type="float">
            <text:p>4785.4</text:p>
          </table:table-cell>
          <table:table-cell table:style-name="ce47" office:value-type="float" office:value="4717.7" calcext:value-type="float">
            <text:p>4717.70</text:p>
          </table:table-cell>
          <table:table-cell office:value-type="float" office:value="4836.6" calcext:value-type="float">
            <text:p>4836.6</text:p>
          </table:table-cell>
          <table:table-cell table:style-name="ce34" office:value-type="float" office:value="6320.9" calcext:value-type="float">
            <text:p>6320.9</text:p>
          </table:table-cell>
          <table:table-cell table:style-name="ce53" office:value-type="float" office:value="4806.9" calcext:value-type="float">
            <text:p>4806.90</text:p>
          </table:table-cell>
          <table:table-cell office:value-type="float" office:value="4760.3" calcext:value-type="float">
            <text:p>4760.3</text:p>
          </table:table-cell>
          <table:table-cell office:value-type="float" office:value="6003.2" calcext:value-type="float">
            <text:p>6003.2</text:p>
          </table:table-cell>
          <table:table-cell/>
          <table:table-cell table:formula="of:=0.0002*(SUM([.I12:.L12]))" office:value-type="float" office:value="4.37826" calcext:value-type="float">
            <text:p>4.37826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Loss on Property Dispositions, Impairment</text:p>
          </table:table-cell>
          <table:table-cell table:style-name="ce41" office:value-type="float" office:value="23.9" calcext:value-type="float">
            <text:p>23.9</text:p>
          </table:table-cell>
          <table:table-cell table:number-columns-repeated="2"/>
          <table:table-cell office:value-type="float" office:value="43.9" calcext:value-type="float">
            <text:p>43.9</text:p>
          </table:table-cell>
          <table:table-cell table:style-name="ce41" office:value-type="float" office:value="10.2" calcext:value-type="float">
            <text:p>10.2</text:p>
          </table:table-cell>
          <table:table-cell office:value-type="float" office:value="36.4" calcext:value-type="float">
            <text:p>36.4</text:p>
          </table:table-cell>
          <table:table-cell office:value-type="float" office:value="-31.9" calcext:value-type="float">
            <text:p>-31.9</text:p>
          </table:table-cell>
          <table:table-cell table:style-name="ce53" office:value-type="float" office:value="4.4" calcext:value-type="float">
            <text:p>4.40</text:p>
          </table:table-cell>
          <table:table-cell office:value-type="float" office:value="-1.2" calcext:value-type="float">
            <text:p>-1.2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N12]/[.K20]" office:value-type="float" office:value="0.014942866894198" calcext:value-type="float">
            <text:p>0.014942866894198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Operating Expenses</text:p>
          </table:table-cell>
          <table:table-cell table:style-name="ce43" table:formula="of:=[.C12]+[.C13]" office:value-type="float" office:value="4631.2" calcext:value-type="float">
            <text:p>4,631.20</text:p>
          </table:table-cell>
          <table:table-cell table:number-columns-repeated="2"/>
          <table:table-cell table:formula="of:=[.F13]+[.F12]" office:value-type="float" office:value="4829.3" calcext:value-type="float">
            <text:p>4829.3</text:p>
          </table:table-cell>
          <table:table-cell table:style-name="ce48" table:formula="of:=[.G12]+[.G13]" office:value-type="float" office:value="4727.9" calcext:value-type="float">
            <text:p>4727.90</text:p>
          </table:table-cell>
          <table:table-cell table:formula="of:=[.H12]+[.H13]" office:value-type="float" office:value="4873" calcext:value-type="float">
            <text:p>4873</text:p>
          </table:table-cell>
          <table:table-cell table:formula="of:=[.I12]+[.I13]" office:value-type="float" office:value="6289" calcext:value-type="float">
            <text:p>6289</text:p>
          </table:table-cell>
          <table:table-cell table:style-name="ce53" table:formula="of:=[.J12]+[.J13]" office:value-type="float" office:value="4811.3" calcext:value-type="float">
            <text:p>4811.30</text:p>
          </table:table-cell>
          <table:table-cell table:style-name="ce53" table:formula="of:=[.K12]+[.K13]" office:value-type="float" office:value="4759.1" calcext:value-type="float">
            <text:p>4759.10</text:p>
          </table:table-cell>
          <table:table-cell table:style-name="ce53" table:formula="of:=[.L12]+[.L13]" office:value-type="float" office:value="6019.7" calcext:value-type="float">
            <text:p>6019.70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Operating Income</text:p>
          </table:table-cell>
          <table:table-cell table:style-name="ce44" office:value-type="float" office:value="566.1" calcext:value-type="float">
            <text:p>566.1</text:p>
          </table:table-cell>
          <table:table-cell table:number-columns-repeated="2"/>
          <table:table-cell table:style-name="ce43" table:formula="of:=[.F11]-[.F14]" office:value-type="float" office:value="292" calcext:value-type="float">
            <text:p>292.00</text:p>
          </table:table-cell>
          <table:table-cell table:style-name="ce43" table:formula="of:=[.G11]-[.G14]" office:value-type="float" office:value="518.5" calcext:value-type="float">
            <text:p>518.50</text:p>
          </table:table-cell>
          <table:table-cell table:formula="of:=[.H11]-[.H12]-[.H13]" office:value-type="float" office:value="276" calcext:value-type="float">
            <text:p>276</text:p>
          </table:table-cell>
          <table:table-cell table:formula="of:=[.I11]-[.I12]-[.I13]" office:value-type="float" office:value="449.3" calcext:value-type="float">
            <text:p>449.3</text:p>
          </table:table-cell>
          <table:table-cell table:style-name="ce53" table:formula="of:=[.J11]-[.J14]" office:value-type="float" office:value="295.299999999999" calcext:value-type="float">
            <text:p>295.30</text:p>
          </table:table-cell>
          <table:table-cell table:style-name="ce53" table:formula="of:=[.K11]-[.K14]" office:value-type="float" office:value="489.700000000001" calcext:value-type="float">
            <text:p>489.70</text:p>
          </table:table-cell>
          <table:table-cell table:style-name="ce53" table:formula="of:=[.L11]-[.L14]" office:value-type="float" office:value="-506.7" calcext:value-type="float">
            <text:p>-506.7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Interest Expense, net</text:p>
          </table:table-cell>
          <table:table-cell table:number-columns-repeated="3"/>
          <table:table-cell office:value-type="float" office:value="103.6" calcext:value-type="float">
            <text:p>103.6</text:p>
          </table:table-cell>
          <table:table-cell/>
          <table:table-cell office:value-type="float" office:value="101.5" calcext:value-type="float">
            <text:p>101.5</text:p>
          </table:table-cell>
          <table:table-cell office:value-type="float" office:value="141.8" calcext:value-type="float">
            <text:p>141.8</text:p>
          </table:table-cell>
          <table:table-cell table:style-name="ce53" office:value-type="float" office:value="105.3" calcext:value-type="float">
            <text:p>105.30</text:p>
          </table:table-cell>
          <table:table-cell office:value-type="float" office:value="116" calcext:value-type="float">
            <text:p>116</text:p>
          </table:table-cell>
          <table:table-cell office:value-type="float" office:value="141.1" calcext:value-type="float">
            <text:p>141.1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Other (income) expense, net</text:p>
          </table:table-cell>
          <table:table-cell table:number-columns-repeated="3"/>
          <table:table-cell office:value-type="float" office:value="1.9" calcext:value-type="float">
            <text:p>1.9</text:p>
          </table:table-cell>
          <table:table-cell/>
          <table:table-cell office:value-type="float" office:value="43.7" calcext:value-type="float">
            <text:p>43.7</text:p>
          </table:table-cell>
          <table:table-cell table:style-name="ce34" office:value-type="float" office:value="-3.9" calcext:value-type="float">
            <text:p>-3.9</text:p>
          </table:table-cell>
          <table:table-cell table:style-name="ce73" office:value-type="float" office:value="29.7" calcext:value-type="float">
            <text:p>29.70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Pretax Income</text:p>
          </table:table-cell>
          <table:table-cell table:style-name="ce41" office:value-type="float" office:value="456.5" calcext:value-type="float">
            <text:p>456.5</text:p>
          </table:table-cell>
          <table:table-cell table:number-columns-repeated="2"/>
          <table:table-cell table:formula="of:=[.F15]-[.F16]-[.F17]" office:value-type="float" office:value="186.5" calcext:value-type="float">
            <text:p>186.5</text:p>
          </table:table-cell>
          <table:table-cell table:style-name="ce49" office:value-type="float" office:value="415.1" calcext:value-type="float">
            <text:p>415.10</text:p>
          </table:table-cell>
          <table:table-cell table:formula="of:=[.H15]-[.H16]+[.H17]" office:value-type="float" office:value="218.2" calcext:value-type="float">
            <text:p>218.2</text:p>
          </table:table-cell>
          <table:table-cell table:style-name="ce34" office:value-type="float" office:value="311.4" calcext:value-type="float">
            <text:p>311.4</text:p>
          </table:table-cell>
          <table:table-cell table:style-name="ce73" table:formula="of:=[.J15]-[.J16]+[.J17]" office:value-type="float" office:value="219.699999999999" calcext:value-type="float">
            <text:p>219.70</text:p>
          </table:table-cell>
          <table:table-cell table:style-name="ce73" table:formula="of:=[.K15]-[.K16]+[.K17]" office:value-type="float" office:value="377.700000000001" calcext:value-type="float">
            <text:p>377.70</text:p>
          </table:table-cell>
          <table:table-cell table:style-name="ce73" table:formula="of:=[.L15]-[.L16]+[.L17]" office:value-type="float" office:value="-641" calcext:value-type="float">
            <text:p>-641.00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Taxes </text:p>
          </table:table-cell>
          <table:table-cell table:style-name="ce44" office:value-type="float" office:value="95.1" calcext:value-type="float">
            <text:p>95.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41" office:value-type="float" office:value="14.5" calcext:value-type="float">
            <text:p>14.5</text:p>
          </table:table-cell>
          <table:table-cell office:value-type="float" office:value="46.4" calcext:value-type="float">
            <text:p>46.4</text:p>
          </table:table-cell>
          <table:table-cell office:value-type="float" office:value="75" calcext:value-type="float">
            <text:p>75</text:p>
          </table:table-cell>
          <table:table-cell table:style-name="ce74" office:value-type="float" office:value="51.2" calcext:value-type="float">
            <text:p>51.2</text:p>
          </table:table-cell>
          <table:table-cell office:value-type="float" office:value="84.4" calcext:value-type="float">
            <text:p>84.4</text:p>
          </table:table-cell>
          <table:table-cell office:value-type="float" office:value="-160.2" calcext:value-type="float">
            <text:p>-160.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Net Income</text:p>
          </table:table-cell>
          <table:table-cell table:style-name="ce41" table:formula="of:=[.C18]-[.C19]" office:value-type="float" office:value="361.4" calcext:value-type="float">
            <text:p>361.4</text:p>
          </table:table-cell>
          <table:table-cell table:number-columns-repeated="2"/>
          <table:table-cell office:value-type="float" office:value="145.5" calcext:value-type="float">
            <text:p>145.5</text:p>
          </table:table-cell>
          <table:table-cell table:style-name="ce48" table:formula="of:=[.G18]-[.G19]" office:value-type="float" office:value="400.6" calcext:value-type="float">
            <text:p>400.60</text:p>
          </table:table-cell>
          <table:table-cell table:formula="of:=[.H18]-[.H19]" office:value-type="float" office:value="171.8" calcext:value-type="float">
            <text:p>171.8</text:p>
          </table:table-cell>
          <table:table-cell office:value-type="float" office:value="236.4" calcext:value-type="float">
            <text:p>236.4</text:p>
          </table:table-cell>
          <table:table-cell table:style-name="ce45" table:formula="of:=[.J18]-[.J19]" office:value-type="float" office:value="168.499999999999" calcext:value-type="float">
            <text:p>168.499999999999</text:p>
          </table:table-cell>
          <table:table-cell office:value-type="float" office:value="293" calcext:value-type="float">
            <text:p>293</text:p>
          </table:table-cell>
          <table:table-cell table:formula="of:=[.L18]-[.L19]" office:value-type="float" office:value="-480.8" calcext:value-type="float">
            <text:p>-480.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EPS (diluted)</text:p>
          </table:table-cell>
          <table:table-cell table:style-name="ce41" table:formula="of:=[.C20]/[.C22]" office:value-type="float" office:value="0.628303198887343" calcext:value-type="float">
            <text:p>0.628303198887343</text:p>
          </table:table-cell>
          <table:table-cell table:number-columns-repeated="2"/>
          <table:table-cell table:formula="of:=[.F20]/[.F22]" office:value-type="float" office:value="0.249485596707819" calcext:value-type="float">
            <text:p>0.249485596707819</text:p>
          </table:table-cell>
          <table:table-cell table:style-name="ce41" table:formula="of:=[.G20]/[.G22]" office:value-type="float" office:value="0.691047093324133" calcext:value-type="float">
            <text:p>0.691047093324133</text:p>
          </table:table-cell>
          <table:table-cell table:formula="of:=[.H20]/[.H22]" office:value-type="float" office:value="0.293976728268309" calcext:value-type="float">
            <text:p>0.293976728268309</text:p>
          </table:table-cell>
          <table:table-cell table:formula="of:=[.I20]/[.I22]" office:value-type="float" office:value="0.410844629822732" calcext:value-type="float">
            <text:p>0.410844629822732</text:p>
          </table:table-cell>
          <table:table-cell table:style-name="ce45" table:formula="of:=[.J20]/[.J22]" office:value-type="float" office:value="0.299555555555554" calcext:value-type="float">
            <text:p>0.299555555555554</text:p>
          </table:table-cell>
          <table:table-cell table:style-name="ce45" table:formula="of:=[.K20]/[.K22]" office:value-type="float" office:value="0.547970824761549" calcext:value-type="float">
            <text:p>0.547970824761549</text:p>
          </table:table-cell>
          <table:table-cell table:style-name="ce45" table:formula="of:=[.L20]/[.L22]" office:value-type="float" office:value="-0.943299980380616" calcext:value-type="float">
            <text:p>-0.94329998038061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41" office:value-type="float" office:value="575.2" calcext:value-type="float">
            <text:p>575.2</text:p>
          </table:table-cell>
          <table:table-cell table:number-columns-repeated="2"/>
          <table:table-cell office:value-type="float" office:value="583.2" calcext:value-type="float">
            <text:p>583.2</text:p>
          </table:table-cell>
          <table:table-cell table:style-name="ce41" office:value-type="float" office:value="579.7" calcext:value-type="float">
            <text:p>579.7</text:p>
          </table:table-cell>
          <table:table-cell office:value-type="float" office:value="584.4" calcext:value-type="float">
            <text:p>584.4</text:p>
          </table:table-cell>
          <table:table-cell table:style-name="ce34" office:value-type="float" office:value="575.4" calcext:value-type="float">
            <text:p>575.4</text:p>
          </table:table-cell>
          <table:table-cell table:style-name="ce45" office:value-type="float" office:value="562.5" calcext:value-type="float">
            <text:p>562.5</text:p>
          </table:table-cell>
          <table:table-cell office:value-type="float" office:value="534.7" calcext:value-type="float">
            <text:p>534.7</text:p>
          </table:table-cell>
          <table:table-cell office:value-type="float" office:value="509.7" calcext:value-type="float">
            <text:p>509.7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45"/>
          <table:table-cell table:style-name="ce41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style-name="ce41"/>
          <table:table-cell table:number-columns-repeated="16375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16376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Yearly Financials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0" table:default-cell-style-name="ce37"/>
        <table:table-row table:style-name="ro1">
          <table:table-cell table:number-columns-repeated="2"/>
          <table:table-cell table:style-name="Default"/>
        </table:table-row>
        <table:table-row table:style-name="ro6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Fiscal 2022</text:p>
          </table:table-cell>
          <table:table-cell table:style-name="Default" office:value-type="string" calcext:value-type="string">
            <text:p>Fiscal 2023</text:p>
          </table:table-cell>
        </table:table-row>
        <table:table-row table:style-name="ro3">
          <table:table-cell/>
          <table:table-cell table:style-name="ce37" office:value-type="float" office:value="39142.4" calcext:value-type="float">
            <text:p>39142.40</text:p>
          </table:table-cell>
          <table:table-cell office:value-type="string" calcext:value-type="string">
            <text:p>39,977.3 </text:p>
          </table:table-cell>
        </table:table-row>
        <table:table-row table:style-name="ro3">
          <table:table-cell/>
          <table:table-cell table:style-name="ce37" office:value-type="float" office:value="25584.4" calcext:value-type="float">
            <text:p>25584.40</text:p>
          </table:table-cell>
          <table:table-cell office:value-type="float" office:value="25442.7" calcext:value-type="float">
            <text:p>25442.70</text:p>
          </table:table-cell>
        </table:table-row>
        <table:table-row table:style-name="ro3">
          <table:table-cell/>
          <table:table-cell table:style-name="ce50" office:value-type="string" calcext:value-type="string">
            <text:p>6,769.3 </text:p>
          </table:table-cell>
          <table:table-cell office:value-type="string" calcext:value-type="string">
            <text:p>8,240.0 </text:p>
          </table:table-cell>
        </table:table-row>
        <table:table-row table:style-name="ro3">
          <table:table-cell/>
          <table:table-cell table:style-name="ce50" office:value-type="string" calcext:value-type="string">
            <text:p>4,857.6 </text:p>
          </table:table-cell>
          <table:table-cell office:value-type="float" office:value="4396.7" calcext:value-type="float">
            <text:p>4396.70</text:p>
          </table:table-cell>
        </table:table-row>
        <table:table-row table:style-name="ro4">
          <table:table-cell/>
          <table:table-cell table:style-name="ce51" office:value-type="string" calcext:value-type="string">
            <text:p>1,295.0 </text:p>
          </table:table-cell>
          <table:table-cell table:style-name="ce39" office:value-type="float" office:value="1181" calcext:value-type="float">
            <text:p>1181.00</text:p>
          </table:table-cell>
        </table:table-row>
        <table:table-row table:style-name="ro4">
          <table:table-cell/>
          <table:table-cell table:style-name="ce51" office:value-type="float" office:value="77649.7" calcext:value-type="float">
            <text:p>77649.70</text:p>
          </table:table-cell>
          <table:table-cell office:value-type="float" office:value="79237" calcext:value-type="float">
            <text:p>79237.00</text:p>
          </table:table-cell>
        </table:table-row>
      </table:table>
      <table:table table:name="Q4 2025 adj" table:style-name="ta3">
        <office:forms form:automatic-focus="false" form:apply-design-mode="false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row table:style-name="ro6">
          <table:table-cell table:number-columns-repeated="7"/>
        </table:table-row>
        <table:table-row table:style-name="ro1">
          <table:table-cell/>
          <table:table-cell office:value-type="string" calcext:value-type="string">
            <text:p>Q4 2024</text:p>
          </table:table-cell>
          <table:table-cell office:value-type="string" calcext:value-type="string">
            <text:p>Q4 2025</text:p>
          </table:table-cell>
          <table:table-cell office:value-type="string" calcext:value-type="string">
            <text:p>(Less opioid cost)</text:p>
          </table:table-cell>
          <table:table-cell office:value-type="string" calcext:value-type="string">
            <text:p>Less 53<text:span text:style-name="T2">rd</text:span> week</text:p>
          </table:table-cell>
          <table:table-cell office:value-type="string" calcext:value-type="string">
            <text:p>q4 after opiod and 53<text:span text:style-name="T2">rd</text:span> week</text:p>
          </table:table-cell>
          <table:table-cell office:value-type="string" calcext:value-type="string">
            <text:p>Difference yoy</text:p>
          </table:table-cell>
        </table:table-row>
        <table:table-row table:style-name="ro1">
          <table:table-cell table:style-name="ce36" office:value-type="string" calcext:value-type="string">
            <text:p>Revenue</text:p>
          </table:table-cell>
          <table:table-cell office:value-type="float" office:value="18799.5" calcext:value-type="float">
            <text:p>18799.5</text:p>
          </table:table-cell>
          <table:table-cell office:value-type="float" office:value="20252.2" calcext:value-type="float">
            <text:p>20252.2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[.C3]+[.D3]+[.E3]" office:value-type="float" office:value="18752.2" calcext:value-type="float">
            <text:p>18752.2</text:p>
          </table:table-cell>
          <table:table-cell table:formula="of:=([.F3]-[.B3])/[.B3]" office:value-type="float" office:value="-0.00251602436235002" calcext:value-type="float">
            <text:p>-0.00251602436235002</text:p>
          </table:table-cell>
        </table:table-row>
        <table:table-row table:style-name="ro7">
          <table:table-cell office:value-type="string" calcext:value-type="string">
            <text:p>COGS</text:p>
          </table:table-cell>
          <table:table-cell office:value-type="float" office:value="13650.5" calcext:value-type="float">
            <text:p>13650.5</text:p>
          </table:table-cell>
          <table:table-cell office:value-type="float" office:value="14739.2" calcext:value-type="float">
            <text:p>14739.2</text:p>
          </table:table-cell>
          <table:table-cell/>
          <table:table-cell office:value-type="float" office:value="-1090" calcext:value-type="float">
            <text:p>-1090</text:p>
          </table:table-cell>
          <table:table-cell table:formula="of:=[.C4]+[.D4]+[.E4]" office:value-type="float" office:value="13649.2" calcext:value-type="float">
            <text:p>13649.2</text:p>
          </table:table-cell>
          <table:table-cell office:value-type="string" calcext:value-type="string">
            <text:p>(miniscule difference)</text:p>
          </table:table-cell>
        </table:table-row>
        <table:table-row table:style-name="ro1">
          <table:table-cell office:value-type="string" calcext:value-type="string">
            <text:p>Gross Margin</text:p>
          </table:table-cell>
          <table:table-cell table:formula="of:=[.B3]-[.B4]" office:value-type="float" office:value="5149" calcext:value-type="float">
            <text:p>5149</text:p>
          </table:table-cell>
          <table:table-cell table:formula="of:=[.C3]-[.C4]" office:value-type="float" office:value="5513" calcext:value-type="float">
            <text:p>5513</text:p>
          </table:table-cell>
          <table:table-cell/>
          <table:table-cell office:value-type="float" office:value="-410" calcext:value-type="float">
            <text:p>-410</text:p>
          </table:table-cell>
          <table:table-cell table:formula="of:=[.C5]+[.D5]+[.E5]" office:value-type="float" office:value="5103" calcext:value-type="float">
            <text:p>5103</text:p>
          </table:table-cell>
          <table:table-cell table:formula="of:=([.F5]-[.B5])/[.B5]" office:value-type="float" office:value="-0.0089337735482618" calcext:value-type="float">
            <text:p>-0.0089337735482618</text:p>
          </table:table-cell>
        </table:table-row>
        <table:table-row table:style-name="ro1">
          <table:table-cell office:value-type="string" calcext:value-type="string">
            <text:p>Selling and administrative expenses</text:p>
          </table:table-cell>
          <table:table-cell office:value-type="float" office:value="4836.6" calcext:value-type="float">
            <text:p>4836.6</text:p>
          </table:table-cell>
          <table:table-cell office:value-type="float" office:value="6003.2" calcext:value-type="float">
            <text:p>6003.2</text:p>
          </table:table-cell>
          <table:table-cell office:value-type="float" office:value="-744" calcext:value-type="float">
            <text:p>-744</text:p>
          </table:table-cell>
          <table:table-cell office:value-type="float" office:value="-68" calcext:value-type="float">
            <text:p>-68</text:p>
          </table:table-cell>
          <table:table-cell table:formula="of:=[.C6]+[.D6]+[.E6]" office:value-type="float" office:value="5191.2" calcext:value-type="float">
            <text:p>5191.2</text:p>
          </table:table-cell>
          <table:table-cell table:formula="of:=([.F6]-[.B6])/[.B6]" office:value-type="float" office:value="0.0733159657610717" calcext:value-type="float">
            <text:p>0.0733159657610717</text:p>
          </table:table-cell>
        </table:table-row>
        <table:table-row table:style-name="ro1">
          <table:table-cell office:value-type="string" calcext:value-type="string">
            <text:p>Loss on Property Dispositions, Impairment</text:p>
          </table:table-cell>
          <table:table-cell office:value-type="float" office:value="36.4" calcext:value-type="float">
            <text:p>36.4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C7]+[.D7]+[.E7]" office:value-type="float" office:value="16.5" calcext:value-type="float">
            <text:p>16.5</text:p>
          </table:table-cell>
          <table:table-cell/>
        </table:table-row>
        <table:table-row table:style-name="ro3">
          <table:table-cell office:value-type="string" calcext:value-type="string">
            <text:p>Operating Expenses</text:p>
          </table:table-cell>
          <table:table-cell table:formula="of:=[.B6]+[.B7]" office:value-type="float" office:value="4873" calcext:value-type="float">
            <text:p>4873</text:p>
          </table:table-cell>
          <table:table-cell table:style-name="ce53" table:formula="of:=[.C6]+[.C7]" office:value-type="float" office:value="6019.7" calcext:value-type="float">
            <text:p>6019.70</text:p>
          </table:table-cell>
          <table:table-cell table:number-columns-repeated="2"/>
          <table:table-cell table:formula="of:=[.F6]+[.F7]" office:value-type="float" office:value="5207.7" calcext:value-type="float">
            <text:p>5207.7</text:p>
          </table:table-cell>
          <table:table-cell table:formula="of:=([.F8]-[.B8])/[.B8]" office:value-type="float" office:value="0.0686845885491483" calcext:value-type="float">
            <text:p>0.0686845885491483</text:p>
          </table:table-cell>
        </table:table-row>
        <table:table-row table:style-name="ro3">
          <table:table-cell office:value-type="string" calcext:value-type="string">
            <text:p>Operating Income</text:p>
          </table:table-cell>
          <table:table-cell table:formula="of:=[.B5]-[.B6]-[.B7]" office:value-type="float" office:value="276" calcext:value-type="float">
            <text:p>276</text:p>
          </table:table-cell>
          <table:table-cell table:style-name="ce53" table:formula="of:=[.C5]-[.C8]" office:value-type="float" office:value="-506.7" calcext:value-type="float">
            <text:p>-506.70</text:p>
          </table:table-cell>
          <table:table-cell office:value-type="float" office:value="744" calcext:value-type="float">
            <text:p>744</text:p>
          </table:table-cell>
          <table:table-cell office:value-type="float" office:value="-342" calcext:value-type="float">
            <text:p>-342</text:p>
          </table:table-cell>
          <table:table-cell table:formula="of:=[.F5]-[.F8]" office:value-type="float" office:value="-104.7" calcext:value-type="float">
            <text:p>-104.7</text:p>
          </table:table-cell>
          <table:table-cell/>
        </table:table-row>
        <table:table-row table:style-name="ro1">
          <table:table-cell office:value-type="string" calcext:value-type="string">
            <text:p>Interest Expense, net</text:p>
          </table:table-cell>
          <table:table-cell office:value-type="float" office:value="101.5" calcext:value-type="float">
            <text:p>101.5</text:p>
          </table:table-cell>
          <table:table-cell office:value-type="float" office:value="141.1" calcext:value-type="float">
            <text:p>141.1</text:p>
          </table:table-cell>
          <table:table-cell table:number-columns-repeated="2"/>
          <table:table-cell table:formula="of:=[.C10]+[.D10]+[.E10]" office:value-type="float" office:value="141.1" calcext:value-type="float">
            <text:p>141.1</text:p>
          </table:table-cell>
          <table:table-cell table:formula="of:=([.F10]-[.B10])/[.B10]" office:value-type="float" office:value="0.390147783251231" calcext:value-type="float">
            <text:p>0.390147783251231</text:p>
          </table:table-cell>
        </table:table-row>
        <table:table-row table:style-name="ro1">
          <table:table-cell office:value-type="string" calcext:value-type="string">
            <text:p>Other (income) expense, net</text:p>
          </table:table-cell>
          <table:table-cell office:value-type="float" office:value="43.7" calcext:value-type="float">
            <text:p>43.7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formula="of:=[.C11]+[.D11]+[.E11]" office:value-type="float" office:value="6.8" calcext:value-type="float">
            <text:p>6.8</text:p>
          </table:table-cell>
          <table:table-cell table:formula="of:=([.F11]-[.B11])/[.B11]" office:value-type="float" office:value="-0.844393592677346" calcext:value-type="float">
            <text:p>-0.844393592677346</text:p>
          </table:table-cell>
        </table:table-row>
        <table:table-row table:style-name="ro3">
          <table:table-cell office:value-type="string" calcext:value-type="string">
            <text:p>Pretax Income</text:p>
          </table:table-cell>
          <table:table-cell table:formula="of:=[.B9]-[.B10]+[.B11]" office:value-type="float" office:value="218.2" calcext:value-type="float">
            <text:p>218.2</text:p>
          </table:table-cell>
          <table:table-cell table:style-name="ce73" table:formula="of:=[.C9]-[.C10]+[.C11]" office:value-type="float" office:value="-641" calcext:value-type="float">
            <text:p>-641.00</text:p>
          </table:table-cell>
          <table:table-cell table:number-columns-repeated="2"/>
          <table:table-cell table:formula="of:=[.F9]-[.F10]+[.F11]" office:value-type="float" office:value="-239" calcext:value-type="float">
            <text:p>-239</text:p>
          </table:table-cell>
          <table:table-cell/>
        </table:table-row>
        <table:table-row table:style-name="ro1">
          <table:table-cell office:value-type="string" calcext:value-type="string">
            <text:p>Taxes </text:p>
          </table:table-cell>
          <table:table-cell office:value-type="float" office:value="46.4" calcext:value-type="float">
            <text:p>46.4</text:p>
          </table:table-cell>
          <table:table-cell office:value-type="float" office:value="-160.2" calcext:value-type="float">
            <text:p>-160.2</text:p>
          </table:table-cell>
          <table:table-cell table:number-columns-repeated="2"/>
          <table:table-cell office:value-type="float" office:value="-59.7" calcext:value-type="float">
            <text:p>-59.7</text:p>
          </table:table-cell>
          <table:table-cell/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2]-[.B13]" office:value-type="float" office:value="171.8" calcext:value-type="float">
            <text:p>171.8</text:p>
          </table:table-cell>
          <table:table-cell table:formula="of:=[.C12]-[.C13]" office:value-type="float" office:value="-480.8" calcext:value-type="float">
            <text:p>-480.8</text:p>
          </table:table-cell>
          <table:table-cell table:number-columns-repeated="2"/>
          <table:table-cell table:formula="of:=[.F12]-[.F13]" office:value-type="float" office:value="-179.3" calcext:value-type="float">
            <text:p>-179.3</text:p>
          </table:table-cell>
          <table:table-cell/>
        </table:table-row>
        <table:table-row table:style-name="ro1">
          <table:table-cell office:value-type="string" calcext:value-type="string">
            <text:p>EPS (diluted)</text:p>
          </table:table-cell>
          <table:table-cell table:formula="of:=[.B14]/[.B16]" office:value-type="float" office:value="0.293976728268309" calcext:value-type="float">
            <text:p>0.293976728268309</text:p>
          </table:table-cell>
          <table:table-cell table:style-name="ce45" table:formula="of:=[.C14]/[.C16]" office:value-type="float" office:value="-0.943299980380616" calcext:value-type="float">
            <text:p>-0.943299980380616</text:p>
          </table:table-cell>
          <table:table-cell table:number-columns-repeated="2"/>
          <table:table-cell table:formula="of:=[.F14]/[.F16]" office:value-type="float" office:value="-0.351775554247596" calcext:value-type="float">
            <text:p>-0.351775554247596</text:p>
          </table:table-cell>
          <table:table-cell/>
        </table:table-row>
        <table:table-row table:style-name="ro1">
          <table:table-cell/>
          <table:table-cell office:value-type="float" office:value="584.4" calcext:value-type="float">
            <text:p>584.4</text:p>
          </table:table-cell>
          <table:table-cell office:value-type="float" office:value="509.7" calcext:value-type="float">
            <text:p>509.7</text:p>
          </table:table-cell>
          <table:table-cell table:number-columns-repeated="2"/>
          <table:table-cell table:formula="of:=[.C16]+[.D16]+[.E16]" office:value-type="float" office:value="509.7" calcext:value-type="float">
            <text:p>509.7</text:p>
          </table:table-cell>
          <table:table-cell table:formula="of:=([.F16]-[.B16])/[.B16]" office:value-type="float" office:value="-0.12782340862423" calcext:value-type="float">
            <text:p>-0.12782340862423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 style:data-style-name="N2" text:time-value="21:42:05.560338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_20_2024" style:display-name="PageStyle_Q3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vros Constantinou</meta:initial-creator>
    <meta:creation-date>2025-03-24T16:19:51</meta:creation-date>
    <dc:date>2026-04-14T23:04:11.343704789</dc:date>
    <meta:generator>LibreOffice/7.5.5.2$MacOSX_AARCH64 LibreOffice_project/ca8fe7424262805f223b9a2334bc7181abbcbf5e</meta:generator>
    <meta:editing-duration>P5DT22H4M3S</meta:editing-duration>
    <meta:editing-cycles>18</meta:editing-cycles>
    <meta:document-statistic meta:table-count="4" meta:cell-count="248" meta:object-count="0"/>
    <meta:user-defined meta:name=""/>
    <meta:user-defined meta:name="AppVersion">16.0300</meta:user-defined>
  </office:meta>
</office:document-meta>
</file>